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 (Dashboard)</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Dashboard)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Dashboard)9" text:continue-numbering="true" text:continue-list="list_QRCode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Dashboard)10" text:continue-numbering="true" text:continue-list="list_QRCode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Dashboard)11" text:continue-numbering="true" text:continue-list="list_QRCode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Dashboard)12" text:continue-numbering="true" text:continue-list="list_QRCode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Dashboard)13" text:continue-numbering="true" text:continue-list="list_QRCode (Dashboard)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QRCode (Dashboard)14" text:continue-numbering="true" text:continue-list="list_QRCode (Dashboard)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Dashboard)15" text:continue-numbering="true" text:continue-list="list_QRCode (Dashboard)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8" text:continue-numbering="true" text:continue-list="list_QRCode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20" text:continue-numbering="true" text:continue-list="list_QRCode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QRCode (Dashboard)21" text:continue-numbering="true" text:continue-list="list_QRCode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Dashboard)22" text:continue-numbering="true" text:continue-list="list_QRCode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Dashboard)23" text:continue-numbering="true" text:continue-list="list_QRCode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